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a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
hair all 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
side of 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
called 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"Ye wanna set sail? Sorry, matie.
Thar's still a littl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
my 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
on the ferries ever since that one rumour
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
place's 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
dream 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ー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ー, what's a "love triangleー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
on an 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
allowed 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THEー SEAー ISー SOー DUMB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
if I 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4T18:12:48+02:00</meta:creation-date>
    <dc:date>2019-10-04T18:12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